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00000001C7A231E388C50DC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3.1736in" fo:margin-left="2.066in" table:align="left"/>
    </style:style>
    <style:style style:name="Таблица1.A" style:family="table-column">
      <style:table-column-properties style:column-width="1.3118in"/>
    </style:style>
    <style:style style:name="Таблица1.B" style:family="table-column">
      <style:table-column-properties style:column-width="1.8618in"/>
    </style:style>
    <style:style style:name="Таблица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2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paragraph-rsid="00059f93"/>
    </style:style>
    <style:style style:name="P3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8ff0a9" officeooo:paragraph-rsid="028ff0a9"/>
    </style:style>
    <style:style style:name="P4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00a2399" officeooo:paragraph-rsid="013c8d6d"/>
    </style:style>
    <style:style style:name="P5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language="ru" fo:country="RU" officeooo:rsid="02907da3" officeooo:paragraph-rsid="01b38a4c"/>
    </style:style>
    <style:style style:name="P6" style:family="paragraph" style:parent-style-name="Table_20_Contents">
      <loext:graphic-properties draw:fill="none"/>
      <style:paragraph-properties fo:margin-left="0in" fo:margin-right="0in" fo:line-height="115%" fo:text-align="center" style:justify-single-word="false" fo:text-indent="0.5902in" style:auto-text-indent="false" fo:background-color="transparent" text:number-lines="false" text:line-number="0" style:snap-to-layout-grid="false"/>
      <style:text-properties style:font-name="Times New Roman" fo:font-size="12pt" fo:language="ru" fo:country="RU" officeooo:rsid="00059f93" officeooo:paragraph-rsid="00059f93" style:font-size-asian="12pt" style:font-size-complex="12pt"/>
    </style:style>
    <style:style style:name="P7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.5902in" style:auto-text-indent="false" fo:background-color="transparent" text:number-lines="false" text:line-number="0" style:snap-to-layout-grid="false"/>
      <style:text-properties officeooo:rsid="028186f6" officeooo:paragraph-rsid="028186f6"/>
    </style:style>
    <style:style style:name="P8" style:family="paragraph" style:parent-style-name="Table_20_Contents" style:master-page-name="">
      <loext:graphic-properties draw:fill="none"/>
      <style:paragraph-properties fo:margin-left="0in" fo:margin-right="0in" fo:line-height="115%" fo:text-align="center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59f93" officeooo:paragraph-rsid="00059f93"/>
    </style:style>
    <style:style style:name="P9" style:family="paragraph" style:parent-style-name="Table_20_Contents" style:master-page-name="">
      <loext:graphic-properties draw:fill="none"/>
      <style:paragraph-properties fo:margin-left="0in" fo:margin-right="0in" fo:line-height="115%" fo:text-align="justify" style:justify-single-word="false" fo:text-indent="0.5902in" style:auto-text-indent="false" style:page-number="auto" fo:background-color="transparent" text:number-lines="false" text:line-number="0" style:snap-to-layout-grid="false"/>
      <style:text-properties style:font-name="Times New Roman" fo:language="ru" fo:country="RU" officeooo:rsid="000a2399" officeooo:paragraph-rsid="013c8d6d"/>
    </style:style>
    <style:style style:name="P1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font-name="Times New Roman" fo:language="ru" fo:country="RU" officeooo:rsid="00059f93" officeooo:paragraph-rsid="02918e31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font-name="Times New Roman" fo:language="ru" fo:country="RU" officeooo:rsid="02988b00" officeooo:paragraph-rsid="02988b00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officeooo:paragraph-rsid="029b085e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909in" style:auto-text-indent="false" fo:background-color="transparent" text:number-lines="false" text:line-number="0" style:snap-to-layout-grid="false"/>
      <style:text-properties officeooo:rsid="02a46aed" officeooo:paragraph-rsid="02a46aed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officeooo:rsid="02a61030" officeooo:paragraph-rsid="02a99f76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weight="normal" officeooo:rsid="02a87dbe" officeooo:paragraph-rsid="02aa6a01" style:font-size-asian="12pt" style:font-weight-asian="normal" style:font-name-complex="Times New Roman2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weight="normal" officeooo:rsid="02b1fdf0" officeooo:paragraph-rsid="02b1fdf0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weight="normal" officeooo:rsid="02b702b3" officeooo:paragraph-rsid="02be60d9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3633f" officeooo:paragraph-rsid="02c9c7e7" style:font-size-asian="12pt" style:font-style-asian="normal" style:font-weight-asian="normal" style:font-name-complex="Times New Roman2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d23c61" style:font-size-asian="12pt" style:font-style-asian="normal" style:font-weight-asian="normal" style:font-name-complex="Times New Roman2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de0673" style:font-size-asian="12pt" style:font-style-asian="normal" style:font-weight-asian="normal" style:font-name-complex="Times New Roman2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9b21a" officeooo:paragraph-rsid="02be60d9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9b21a" officeooo:paragraph-rsid="02b1fdf0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c007dc" officeooo:paragraph-rsid="02c007dc" style:font-size-asian="12pt" style:font-style-asian="normal" style:font-weight-asian="normal" style:font-name-complex="Times New Roman2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c89f34" officeooo:paragraph-rsid="02c89f34" style:font-size-asian="12pt" style:font-style-asian="normal" style:font-weight-asian="normal" style:font-name-complex="Times New Roman2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05fa5" officeooo:paragraph-rsid="02d05fa5" style:font-size-asian="12pt" style:font-style-asian="normal" style:font-weight-asian="normal" style:font-name-complex="Times New Roman2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05fa5" officeooo:paragraph-rsid="02d23c61" style:font-size-asian="12pt" style:font-style-asian="normal" style:font-weight-asian="normal" style:font-name-complex="Times New Roman2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15d40" officeooo:paragraph-rsid="02d15d40" style:font-size-asian="12pt" style:font-style-asian="normal" style:font-weight-asian="normal" style:font-name-complex="Times New Roman2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a1e5d" officeooo:paragraph-rsid="02da1e5d" style:font-size-asian="12pt" style:font-style-asian="normal" style:font-weight-asian="normal" style:font-name-complex="Times New Roman2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bb7f7" officeooo:paragraph-rsid="02dbb7f7" style:font-size-asian="12pt" style:font-style-asian="normal" style:font-weight-asian="normal" style:font-name-complex="Times New Roman2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bb7f7" officeooo:paragraph-rsid="02e256b6" style:font-size-asian="12pt" style:font-style-asian="normal" style:font-weight-asian="normal" style:font-name-complex="Times New Roman2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e2cfe3" officeooo:paragraph-rsid="02e2cfe3" style:font-size-asian="12pt" style:font-style-asian="normal" style:font-weight-asian="normal" style:font-name-complex="Times New Roman2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e2cfe3" officeooo:paragraph-rsid="02e4a74d" style:font-size-asian="12pt" style:font-style-asian="normal" style:font-weight-asian="normal" style:font-name-complex="Times New Roman2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b3633f" style:font-size-asian="10pt" style:font-style-asian="normal" style:font-weight-asian="normal" style:font-name-complex="Times New Roman2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be60d9" style:font-size-asian="10pt" style:font-style-asian="normal" style:font-weight-asian="normal" style:font-name-complex="Times New Roman2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b1fdf0" style:font-size-asian="10pt" style:font-style-asian="normal" style:font-weight-asian="normal" style:font-name-complex="Times New Roman2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cab578" style:font-size-asian="10pt" style:font-style-asian="normal" style:font-weight-asian="normal" style:font-name-complex="Times New Roman2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d23c61" style:font-size-asian="10pt" style:font-style-asian="normal" style:font-weight-asian="normal" style:font-name-complex="Times New Roman2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e256b6" style:font-size-asian="10pt" style:font-style-asian="normal" style:font-weight-asian="normal" style:font-name-complex="Times New Roman2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9e6849" officeooo:paragraph-rsid="029e68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font-name="Times New Roman" fo:language="ru" fo:country="RU" officeooo:rsid="01c47b07" officeooo:paragraph-rsid="02967024"/>
    </style:style>
    <style:style style:name="P41" style:family="paragraph" style:parent-style-name="Table_20_Contents">
      <loext:graphic-properties draw:fill="none"/>
      <style:paragraph-properties fo:line-height="115%" fo:text-align="justify" style:justify-single-word="false" fo:background-color="transparent" text:number-lines="false" text:line-number="0" style:snap-to-layout-grid="false"/>
      <style:text-properties style:font-name="Liberation Serif1" fo:language="ru" fo:country="RU" officeooo:rsid="01c47b07" officeooo:paragraph-rsid="02967024"/>
    </style:style>
    <style:style style:name="P4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font-name="Times New Roman" fo:font-size="12pt" fo:language="ru" fo:country="RU" fo:font-weight="normal" officeooo:rsid="02907da3" officeooo:paragraph-rsid="02918e31" style:font-size-asian="12pt" style:font-weight-asian="normal" style:font-name-complex="Times New Roman2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font-name="Times New Roman" fo:font-size="12pt" fo:language="ru" fo:country="RU" fo:font-weight="normal" officeooo:rsid="02988b00" officeooo:paragraph-rsid="02988b00" style:font-size-asian="12pt" style:font-weight-asian="normal" style:font-name-complex="Times New Roman2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0ba5f" officeooo:paragraph-rsid="02aa6a01" style:font-size-asian="12pt" style:font-style-asian="normal" style:font-weight-asian="normal" style:font-name-complex="Times New Roman2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b51d8f" style:font-size-asian="12pt" style:font-style-asian="normal" style:font-weight-asian="normal" style:font-name-complex="Times New Roman2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de0673" style:font-size-asian="12pt" style:font-style-asian="normal" style:font-weight-asian="normal" style:font-name-complex="Times New Roman2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d23c61" style:font-size-asian="12pt" style:font-style-asian="normal" style:font-weight-asian="normal" style:font-name-complex="Times New Roman2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918e31" style:font-size-asian="12pt" style:font-style-asian="normal" style:font-weight-asian="normal" style:font-name-complex="Times New Roman2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eab631" officeooo:paragraph-rsid="02eab631" style:font-size-asian="12pt" style:font-style-asian="normal" style:font-weight-asian="normal" style:font-name-complex="Times New Roman2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.5909in" style:auto-text-indent="false" fo:background-color="transparent" text:number-lines="false" text:line-number="0" style:snap-to-layout-grid="false"/>
      <style:text-properties style:use-window-font-color="true" style:font-name="Andale Mono" fo:font-size="10pt" fo:language="ru" fo:country="RU" fo:font-style="normal" fo:font-weight="normal" officeooo:rsid="02b51d8f" officeooo:paragraph-rsid="02de0673" style:font-size-asian="10pt" style:font-style-asian="normal" style:font-weight-asian="normal" style:font-name-complex="Times New Roman2" style:font-size-complex="10pt" style:font-weight-complex="normal"/>
    </style:style>
    <style:style style:name="P51" style:family="paragraph" style:parent-style-name="Standard" style:list-style-name="L1" style:master-page-name="">
      <loext:graphic-properties draw:fill="none"/>
      <style:paragraph-properties fo:margin-left="0.5in" fo:margin-right="0in" fo:line-height="115%" fo:text-align="justify" style:justify-single-word="false" fo:text-indent="0.5in" style:auto-text-indent="false" style:page-number="auto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b5d63" officeooo:paragraph-rsid="02dbb7f7" style:font-size-asian="12pt" style:font-style-asian="normal" style:font-weight-asian="normal" style:font-name-complex="Times New Roman2" style:font-size-complex="12pt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0.5in" fo:margin-right="0in" fo:line-height="115%" fo:text-align="justify" style:justify-single-word="false" fo:text-indent="0.5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db5d63" officeooo:paragraph-rsid="02dbb7f7" style:font-size-asian="12pt" style:font-style-asian="normal" style:font-weight-asian="normal" style:font-name-complex="Times New Roman2" style:font-size-complex="12pt" style:font-weight-complex="normal"/>
    </style:style>
    <style:style style:name="P53" style:family="paragraph" style:parent-style-name="Table_20_Contents" style:list-style-name="L2">
      <loext:graphic-properties draw:fill="none"/>
      <style:paragraph-properties fo:margin-left="0in" fo:margin-right="0in" fo:line-height="115%" fo:text-align="center" style:justify-single-word="false" fo:text-indent="0.6252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97a222" style:font-size-asian="12pt" style:font-style-asian="normal" style:font-weight-asian="normal" style:font-name-complex="Times New Roman2" style:font-size-complex="12pt" style:font-weight-complex="normal"/>
    </style:style>
    <style:style style:name="P54" style:family="paragraph" style:parent-style-name="Table_20_Contents" style:list-style-name="L2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text:number-lines="false" text:line-number="0" style:snap-to-layout-grid="false"/>
      <style:text-properties fo:language="ru" fo:country="RU" officeooo:rsid="01b38a4c" officeooo:paragraph-rsid="02749c11"/>
    </style:style>
    <style:style style:name="P55" style:family="paragraph" style:parent-style-name="Table_20_Contents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text:number-lines="false" text:line-number="0" style:snap-to-layout-grid="false"/>
      <style:text-properties style:use-window-font-color="true" style:font-name="Times New Roman" fo:font-size="12pt" fo:language="ru" fo:country="RU" fo:font-style="normal" fo:font-weight="normal" officeooo:rsid="02b51d8f" officeooo:paragraph-rsid="0297a222" style:font-size-asian="12pt" style:font-style-asian="normal" style:font-weight-asian="normal" style:font-name-complex="Times New Roman2" style:font-size-complex="12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1ad03af"/>
    </style:style>
    <style:style style:name="T3" style:family="text">
      <style:text-properties style:font-name="Liberation Serif1" officeooo:rsid="0275092d"/>
    </style:style>
    <style:style style:name="T4" style:family="text">
      <style:text-properties style:font-name="Liberation Serif1" officeooo:rsid="01c5759f"/>
    </style:style>
    <style:style style:name="T5" style:family="text">
      <style:text-properties style:use-window-font-color="true"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/>
    </style:style>
    <style:style style:name="T6" style:family="text">
      <style:text-properties style:use-window-font-color="true" style:font-name="Times New Roman1" fo:font-size="12pt" fo:language="ru" fo:country="RU" fo:font-style="normal" fo:font-weight="normal" officeooo:rsid="01345931" style:font-size-asian="12pt" style:font-style-asian="normal" style:font-weight-asian="normal" style:font-size-complex="12pt" style:font-style-complex="normal"/>
    </style:style>
    <style:style style:name="T7" style:family="text">
      <style:text-properties style:use-window-font-color="true" style:font-name="Times New Roman" fo:font-size="12pt" fo:language="ru" fo:country="RU" fo:font-weight="normal" style:font-size-asian="12pt" style:font-weight-asian="normal" style:font-name-complex="Times New Roman2" style:font-size-complex="12pt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2988b00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use-window-font-color="true" style:font-name="Times New Roman" fo:font-size="12pt" fo:language="ru" fo:country="RU" fo:font-weight="normal" officeooo:rsid="029a220d" style:font-size-asian="12pt" style:font-weight-asian="normal" style:font-name-complex="Times New Roman2" style:font-size-complex="12pt" style:font-weight-complex="normal"/>
    </style:style>
    <style:style style:name="T10" style:family="text">
      <style:text-properties style:use-window-font-color="true" style:font-name="Times New Roman" fo:font-size="12pt" fo:language="ru" fo:country="RU" fo:font-weight="normal" officeooo:rsid="0299ccbd" style:font-size-asian="12pt" style:font-weight-asian="normal" style:font-name-complex="Times New Roman2" style:font-size-complex="12pt" style:font-weight-complex="normal"/>
    </style:style>
    <style:style style:name="T11" style:family="text">
      <style:text-properties style:use-window-font-color="true" style:font-name="Times New Roman" fo:font-size="12pt" fo:language="ru" fo:country="RU" fo:font-weight="normal" officeooo:rsid="029b085e" style:font-size-asian="12pt" style:font-weight-asian="normal" style:font-name-complex="Times New Roman2" style:font-size-complex="12pt" style:font-weight-complex="normal"/>
    </style:style>
    <style:style style:name="T12" style:family="text">
      <style:text-properties style:use-window-font-color="true" style:font-name="Times New Roman" fo:font-size="12pt" fo:language="ru" fo:country="RU" fo:font-weight="normal" officeooo:rsid="029d6c28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use-window-font-color="true" style:font-name="Times New Roman" fo:font-size="12pt" fo:language="ru" fo:country="RU" fo:font-weight="normal" officeooo:rsid="029e6849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use-window-font-color="true" style:font-name="Times New Roman" fo:font-size="12pt" fo:language="ru" fo:country="RU" fo:font-weight="normal" officeooo:rsid="029f437f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use-window-font-color="true" style:font-name="Times New Roman" fo:font-size="12pt" fo:language="ru" fo:country="RU" fo:font-weight="normal" officeooo:rsid="029fb268" style:font-size-asian="12pt" style:font-weight-asian="normal" style:font-name-complex="Times New Roman2" style:font-size-complex="12pt" style:font-weight-complex="normal"/>
    </style:style>
    <style:style style:name="T16" style:family="text">
      <style:text-properties style:use-window-font-color="true" style:font-name="Times New Roman" fo:font-size="12pt" fo:language="ru" fo:country="RU" fo:font-weight="normal" officeooo:rsid="02a6c9a0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use-window-font-color="true" style:font-name="Times New Roman" fo:font-size="12pt" fo:language="ru" fo:country="RU" fo:font-weight="normal" officeooo:rsid="02a87dbe" style:font-size-asian="12pt" style:font-weight-asian="normal" style:font-name-complex="Times New Roman2" style:font-size-complex="12pt" style:font-weight-complex="normal"/>
    </style:style>
    <style:style style:name="T18" style:family="text">
      <style:text-properties style:use-window-font-color="true" style:font-name="Times New Roman" fo:font-size="12pt" fo:language="ru" fo:country="RU" fo:font-weight="normal" officeooo:rsid="02b0ba5f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use-window-font-color="true" style:font-name="Times New Roman" fo:font-size="12pt" fo:language="ru" fo:country="RU" fo:font-weight="normal" officeooo:rsid="02b3109e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use-window-font-color="true" style:font-name="Times New Roman" fo:font-size="12pt" fo:language="ru" fo:country="RU" fo:font-weight="normal" officeooo:rsid="02bbff28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use-window-font-color="true" style:font-name="Times New Roman" fo:font-size="12pt" fo:font-style="normal" fo:font-weight="normal" officeooo:rsid="02b51d8f" style:font-size-asian="12pt" style:font-style-asian="normal" style:font-weight-asian="normal" style:font-name-complex="Times New Roman2" style:font-size-complex="12pt" style:font-weight-complex="normal"/>
    </style:style>
    <style:style style:name="T22" style:family="text">
      <style:text-properties style:use-window-font-color="true" style:font-name="Andale Mono" fo:font-size="10pt" fo:language="ru" fo:country="RU" fo:font-style="normal" fo:font-weight="normal" officeooo:rsid="02b51d8f" style:font-size-asian="10pt" style:font-style-asian="normal" style:font-weight-asian="normal" style:font-name-complex="Times New Roman2" style:font-size-complex="10pt" style:font-weight-complex="normal"/>
    </style:style>
    <style:style style:name="T23" style:family="text">
      <style:text-properties officeooo:rsid="028ff0a9"/>
    </style:style>
    <style:style style:name="T24" style:family="text">
      <style:text-properties officeooo:rsid="02907da3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font-size="12pt" fo:font-weight="normal" officeooo:rsid="02907da3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font-size="12pt" fo:font-weight="normal" officeooo:rsid="02918e31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font-size="12pt" fo:font-weight="normal" officeooo:rsid="0294154d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font-size="12pt" fo:font-weight="normal" officeooo:rsid="0295cea8" style:font-size-asian="12pt" style:font-weight-asian="normal" style:font-name-complex="Times New Roman2" style:font-size-complex="12pt" style:font-weight-complex="normal"/>
    </style:style>
    <style:style style:name="T31" style:family="text">
      <style:text-properties officeooo:rsid="02988b00"/>
    </style:style>
    <style:style style:name="T32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2988b00" style:font-size-asian="12pt" style:font-weight-asian="normal" style:font-name-complex="Times New Roman2" style:font-size-complex="12pt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2988b00" style:text-blinking="false" fo:background-color="#ffffff" loext:char-shading-value="0" style:font-size-asian="12pt" style:font-weight-asian="normal" style:font-name-complex="Times New Roman2" style:font-size-complex="12pt" style:font-weight-complex="normal"/>
    </style:style>
    <style:style style:name="T34" style:family="text">
      <style:text-properties fo:font-style="normal" style:font-style-asian="normal"/>
    </style:style>
    <style:style style:name="T35" style:family="text">
      <style:text-properties fo:font-style="normal" officeooo:rsid="02aa6a01" style:font-style-asian="normal"/>
    </style:style>
    <style:style style:name="T36" style:family="text">
      <style:text-properties fo:font-style="normal" officeooo:rsid="02ac0e16" style:font-style-asian="normal"/>
    </style:style>
    <style:style style:name="T37" style:family="text">
      <style:text-properties fo:font-style="normal" officeooo:rsid="02ade488" style:font-style-asian="normal"/>
    </style:style>
    <style:style style:name="T38" style:family="text">
      <style:text-properties fo:font-style="normal" officeooo:rsid="02ae2bf6" style:font-style-asian="normal"/>
    </style:style>
    <style:style style:name="T39" style:family="text">
      <style:text-properties fo:font-style="normal" officeooo:rsid="02af38f9" style:font-style-asian="normal"/>
    </style:style>
    <style:style style:name="T40" style:family="text">
      <style:text-properties fo:font-style="normal" officeooo:rsid="02b0ba5f" style:font-style-asian="normal"/>
    </style:style>
    <style:style style:name="T41" style:family="text">
      <style:text-properties fo:font-style="normal" officeooo:rsid="02b81723" style:font-style-asian="normal"/>
    </style:style>
    <style:style style:name="T42" style:family="text">
      <style:text-properties fo:font-style="normal" officeooo:rsid="02ba0ebd" style:font-style-asian="normal"/>
    </style:style>
    <style:style style:name="T43" style:family="text">
      <style:text-properties fo:font-style="normal" officeooo:rsid="02be60d9" style:font-style-asian="normal"/>
    </style:style>
    <style:style style:name="T44" style:family="text">
      <style:text-properties fo:font-style="normal" officeooo:rsid="02c4a43f" style:font-style-asian="normal"/>
    </style:style>
    <style:style style:name="T45" style:family="text">
      <style:text-properties style:font-name="Times New Roman" fo:font-size="12pt" fo:language="ru" fo:country="RU" fo:font-weight="normal" officeooo:rsid="02988b00" style:font-size-asian="12pt" style:font-weight-asian="normal" style:font-name-complex="Times New Roman2" style:font-size-complex="12pt" style:font-weight-complex="normal"/>
    </style:style>
    <style:style style:name="T46" style:family="text">
      <style:text-properties style:font-name="Times New Roman" fo:font-size="12pt" fo:language="ru" fo:country="RU" fo:font-weight="normal" officeooo:rsid="02a99f76" style:font-size-asian="12pt" style:font-weight-asian="normal" style:font-name-complex="Times New Roman2" style:font-size-complex="12pt" style:font-weight-complex="normal"/>
    </style:style>
    <style:style style:name="T47" style:family="text">
      <style:text-properties style:font-name="Times New Roman" fo:font-size="12pt" fo:language="ru" fo:country="RU" fo:font-weight="normal" officeooo:rsid="02aa4f10" style:font-size-asian="12pt" style:font-weight-asian="normal" style:font-name-complex="Times New Roman2" style:font-size-complex="12pt" style:font-weight-complex="normal"/>
    </style:style>
    <style:style style:name="T48" style:family="text">
      <style:text-properties style:font-name="Times New Roman" fo:font-size="12pt" officeooo:rsid="02de0673" style:font-size-asian="12pt" style:font-size-complex="12pt"/>
    </style:style>
    <style:style style:name="T49" style:family="text">
      <style:text-properties officeooo:rsid="029d6c28"/>
    </style:style>
    <style:style style:name="T50" style:family="text">
      <style:text-properties officeooo:rsid="02a082b3"/>
    </style:style>
    <style:style style:name="T51" style:family="text">
      <style:text-properties officeooo:rsid="02a20dbf"/>
    </style:style>
    <style:style style:name="T52" style:family="text">
      <style:text-properties officeooo:rsid="02b51d8f"/>
    </style:style>
    <style:style style:name="T53" style:family="text">
      <style:text-properties officeooo:rsid="02c19b91"/>
    </style:style>
    <style:style style:name="T54" style:family="text">
      <style:text-properties officeooo:rsid="02c2dab7"/>
    </style:style>
    <style:style style:name="T55" style:family="text">
      <style:text-properties officeooo:rsid="02c4a43f"/>
    </style:style>
    <style:style style:name="T56" style:family="text">
      <style:text-properties style:font-name="Andale Mono" fo:font-size="10pt" style:font-size-asian="10pt" style:font-size-complex="10pt"/>
    </style:style>
    <style:style style:name="T57" style:family="text">
      <style:text-properties style:font-name="Andale Mono" fo:font-size="10pt" officeooo:rsid="02b51d8f" style:font-size-asian="10pt" style:font-size-complex="10pt"/>
    </style:style>
    <style:style style:name="T58" style:family="text">
      <style:text-properties style:font-name="Andale Mono" fo:font-size="10pt" officeooo:rsid="02c4a43f" style:font-size-asian="10pt" style:font-size-complex="10pt"/>
    </style:style>
    <style:style style:name="T59" style:family="text">
      <style:text-properties style:font-name="Andale Mono" fo:font-size="10pt" officeooo:rsid="02ec9a14" style:font-size-asian="10pt" style:font-size-complex="10pt"/>
    </style:style>
    <style:style style:name="T60" style:family="text">
      <style:text-properties style:font-name="Andale Mono" fo:font-size="10pt" fo:font-style="normal" officeooo:rsid="02b51d8f" style:font-size-asian="10pt" style:font-style-asian="normal" style:font-size-complex="10pt"/>
    </style:style>
    <style:style style:name="T61" style:family="text">
      <style:text-properties officeooo:rsid="02d05fa5"/>
    </style:style>
    <style:style style:name="T62" style:family="text">
      <style:text-properties officeooo:rsid="02d0e34c"/>
    </style:style>
    <style:style style:name="T63" style:family="text">
      <style:text-properties officeooo:rsid="02d1b6c3"/>
    </style:style>
    <style:style style:name="T64" style:family="text">
      <style:text-properties officeooo:rsid="02db5d63"/>
    </style:style>
    <style:style style:name="T65" style:family="text">
      <style:text-properties officeooo:rsid="02dbb7f7"/>
    </style:style>
    <style:style style:name="T66" style:family="text">
      <style:text-properties officeooo:rsid="02de0673"/>
    </style:style>
    <style:style style:name="T67" style:family="text">
      <style:text-properties fo:font-style="italic" officeooo:rsid="02de0673" style:font-style-asian="italic" style:font-style-complex="italic"/>
    </style:style>
    <style:style style:name="T68" style:family="text">
      <style:text-properties officeooo:rsid="02e256b6"/>
    </style:style>
    <style:style style:name="T69" style:family="text">
      <style:text-properties officeooo:rsid="02e2e34c"/>
    </style:style>
    <style:style style:name="T70" style:family="text">
      <style:text-properties officeooo:rsid="02e4a74d"/>
    </style:style>
    <style:style style:name="T71" style:family="text">
      <style:text-properties officeooo:rsid="02e60213"/>
    </style:style>
    <style:style style:name="T72" style:family="text">
      <style:text-properties officeooo:rsid="02e7a8d9"/>
    </style:style>
    <style:style style:name="T73" style:family="text">
      <style:text-properties officeooo:rsid="02edb2f2"/>
    </style:style>
    <style:style style:name="T74" style:family="text">
      <style:text-properties officeooo:rsid="02ef007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Лабораторная работа №<text:span text:style-name="T23">3</text:span></text:p>
      <text:p text:style-name="P3">Проектирование нейронных сетей на Python с использованием библиотеки Keras</text:p>
      <text:p text:style-name="P2"/>
      <text:p text:style-name="P1">1. Цель:</text:p>
      <text:p text:style-name="P9">Целью данной работы является <text:span text:style-name="T24">получение практических навыков по проектированию, обучению и практическому использованию нейронных сетей на Python, реализованных с помощью высокоуровневой библиотеки Keras.</text:span></text:p>
      <text:p text:style-name="P4"/>
      <text:p text:style-name="P6">2<text:span text:style-name="T24">. Теоретический материал</text:span></text:p>
      <text:p text:style-name="P10"><text:span text:style-name="T27">Keras - </text:span><text:a xlink:type="simple" xlink:href="https://ru.wikipedia.org/wiki/Открытое_программное_обеспечение" office:target-frame-name="Открытое программное обеспечение" xlink:show="replace" text:style-name="ListLabel_20_34" text:visited-style-name="ListLabel_20_34"><text:span text:style-name="T25">открытая</text:span></text:a><text:span text:style-name="T27"> </text:span><text:a xlink:type="simple" xlink:href="https://ru.wikipedia.org/wiki/Искусственная_нейронная_сеть" office:target-frame-name="Искусственная нейронная сеть" xlink:show="replace" text:style-name="ListLabel_20_34" text:visited-style-name="ListLabel_20_34"><text:span text:style-name="T25">нейросетевая</text:span></text:a><text:span text:style-name="T27"> </text:span><text:a xlink:type="simple" xlink:href="https://ru.wikipedia.org/wiki/Библиотека_(программирование)" office:target-frame-name="Библиотека (программирование)" xlink:show="replace" text:style-name="ListLabel_20_34" text:visited-style-name="ListLabel_20_34"><text:span text:style-name="T25">библиотека</text:span></text:a><text:span text:style-name="T27">, написанная на языке </text:span><text:a xlink:type="simple" xlink:href="https://ru.wikipedia.org/wiki/Python" office:target-frame-name="Python" xlink:show="replace" text:style-name="ListLabel_20_34" text:visited-style-name="ListLabel_20_34"><text:span text:style-name="T25">Python</text:span></text:a><text:span text:style-name="T27">. Она представляет собой </text:span><text:span text:style-name="T28">мощный высокоуровневый б</text:span><text:span text:style-name="T29">е</text:span><text:span text:style-name="T28">кэнд для TensorFlow</text:span><text:span text:style-name="T27">. </text:span><text:span text:style-name="T30">Библиотека н</text:span><text:span text:style-name="T27">ацелена на оперативную работу с </text:span><text:a xlink:type="simple" xlink:href="https://ru.wikipedia.org/wiki/Глубокое_обучение" office:target-frame-name="Глубокое обучение" xlink:show="replace" text:style-name="ListLabel_20_34" text:visited-style-name="ListLabel_20_34"><text:span text:style-name="T25">сетями глубинного обучения</text:span></text:a><text:span text:style-name="T27">, при этом спроектирована так, чтобы быть компактной, модульной и расширяемой. Keras предоставляет высокоуровневый, более интуитивный набор абстракций, который делает простым формирование нейронных сетей.</text:span></text:p>
      <text:p text:style-name="P10"/>
      <text:p text:style-name="P42">–</text:p>
      <text:p text:style-name="P11"><text:span text:style-name="T27">т</text:span><text:span text:style-name="T26">еория нс</text:span></text:p>
      <text:p text:style-name="P43">–</text:p>
      <text:p text:style-name="P12"><text:span text:style-name="T45">В качестве </text:span><text:span text:style-name="T46">ознакомления с нейронными </text:span><text:span text:style-name="T47">сетями</text:span><text:span text:style-name="T46"> и</text:span><text:span text:style-name="T45"> наглядного примера </text:span><text:span text:style-name="T46">использования Keras, </text:span><text:span text:style-name="T45">решим зад</text:span><text:span text:style-name="T8">ачу распознавания предметов одежды, </text:span><text:span text:style-name="T9">используя</text:span><text:span text:style-name="T8"> набор данных </text:span><text:span text:style-name="T10">Fas</text:span><text:span text:style-name="T8">hion MNIST </text:span><text:span text:style-name="T32">(сокращение от «Modified </text:span><text:a xlink:type="simple" xlink:href="https://ru.wikipedia.org/wiki/Национальный_институт_стандартов_и_технологий" text:style-name="Internet_20_link" text:visited-style-name="Visited_20_Internet_20_Link"><text:span text:style-name="T33">National Institute of Standards and Technology»</text:span></text:a><text:span text:style-name="T32">)</text:span><text:span text:style-name="T8">. </text:span><text:span text:style-name="T9">Этот набор представляет из себя 60000 изображений </text:span><text:span text:style-name="T12">д</text:span><text:span text:style-name="T11">ля обучения</text:span><text:span text:style-name="T9"> </text:span><text:span text:style-name="T12">и 10000 изображений для тестирования качества работы сети. Сами изображения представлены в черно-белом формате с разрешением 28 на 28 пикселов. </text:span><text:span text:style-name="T13">Набор данных Fashion MNIST содержит 10 различных классов изображений.</text:span><text:span text:style-name="T19"> </text:span><text:span text:style-name="T13"><text:s/>В английском языке под словом «fashion» подразумевается стиль, мода, образ. </text:span><text:span text:style-name="T15">Поэтому</text:span><text:span text:style-name="T13"> в набор данных, помимо видов одежды, </text:span><text:span text:style-name="T20">содержит</text:span><text:span text:style-name="T13"> так же сумки и обувь</text:span><text:span text:style-name="T14">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9">Номер класса</text:p>
          </table:table-cell>
          <table:table-cell table:style-name="Таблица1.B1" office:value-type="string">
            <text:p text:style-name="P39">Описание</text:p>
          </table:table-cell>
        </table:table-row>
        <table:table-row>
          <table:table-cell table:style-name="Таблица1.A2" office:value-type="string">
            <text:p text:style-name="P39">0</text:p>
          </table:table-cell>
          <table:table-cell table:style-name="Таблица1.B2" office:value-type="string">
            <text:p text:style-name="P39">T-shirt <text:span text:style-name="T50">(Футболка)</text:span></text:p>
          </table:table-cell>
        </table:table-row>
        <table:table-row>
          <table:table-cell table:style-name="Таблица1.A2" office:value-type="string">
            <text:p text:style-name="P39">1</text:p>
          </table:table-cell>
          <table:table-cell table:style-name="Таблица1.B2" office:value-type="string">
            <text:p text:style-name="P39">Trouser <text:span text:style-name="T50">(Штаны)</text:span></text:p>
          </table:table-cell>
        </table:table-row>
        <table:table-row>
          <table:table-cell table:style-name="Таблица1.A2" office:value-type="string">
            <text:p text:style-name="P39">2</text:p>
          </table:table-cell>
          <table:table-cell table:style-name="Таблица1.B2" office:value-type="string">
            <text:p text:style-name="P39">Pullover <text:span text:style-name="T50">(Свитер)</text:span></text:p>
          </table:table-cell>
        </table:table-row>
        <table:table-row>
          <table:table-cell table:style-name="Таблица1.A2" office:value-type="string">
            <text:p text:style-name="P39">3</text:p>
          </table:table-cell>
          <table:table-cell table:style-name="Таблица1.B2" office:value-type="string">
            <text:p text:style-name="P39">Dress <text:span text:style-name="T50">(Платье)</text:span></text:p>
          </table:table-cell>
        </table:table-row>
        <table:table-row>
          <table:table-cell table:style-name="Таблица1.A2" office:value-type="string">
            <text:p text:style-name="P39">4</text:p>
          </table:table-cell>
          <table:table-cell table:style-name="Таблица1.B2" office:value-type="string">
            <text:p text:style-name="P39">Coat <text:span text:style-name="T50">(Пальто)</text:span></text:p>
          </table:table-cell>
        </table:table-row>
        <table:table-row>
          <table:table-cell table:style-name="Таблица1.A2" office:value-type="string">
            <text:p text:style-name="P39">5</text:p>
          </table:table-cell>
          <table:table-cell table:style-name="Таблица1.B2" office:value-type="string">
            <text:p text:style-name="P39">Sandal <text:span text:style-name="T50">(Туфли/Сандали)</text:span></text:p>
          </table:table-cell>
        </table:table-row>
        <table:table-row>
          <table:table-cell table:style-name="Таблица1.A2" office:value-type="string">
            <text:p text:style-name="P39">6</text:p>
          </table:table-cell>
          <table:table-cell table:style-name="Таблица1.B2" office:value-type="string">
            <text:p text:style-name="P39">Shirt <text:span text:style-name="T51">(Рубашка)</text:span></text:p>
          </table:table-cell>
        </table:table-row>
        <table:table-row>
          <table:table-cell table:style-name="Таблица1.A2" office:value-type="string">
            <text:p text:style-name="P39">7</text:p>
          </table:table-cell>
          <table:table-cell table:style-name="Таблица1.B2" office:value-type="string">
            <text:p text:style-name="P39">Sneaker <text:span text:style-name="T51">(Кроссовки)</text:span></text:p>
          </table:table-cell>
        </table:table-row>
        <table:table-row>
          <table:table-cell table:style-name="Таблица1.A2" office:value-type="string">
            <text:p text:style-name="P39">8</text:p>
          </table:table-cell>
          <table:table-cell table:style-name="Таблица1.B2" office:value-type="string">
            <text:p text:style-name="P39">Bag <text:span text:style-name="T51">(Сумка)</text:span></text:p>
          </table:table-cell>
        </table:table-row>
        <table:table-row>
          <table:table-cell table:style-name="Таблица1.A2" office:value-type="string">
            <text:p text:style-name="P39">9</text:p>
          </table:table-cell>
          <table:table-cell table:style-name="Таблица1.B2" office:value-type="string">
            <text:p text:style-name="P39">Ankle boot <text:span text:style-name="T51">(Ботинки)</text:span></text:p>
          </table:table-cell>
        </table:table-row>
      </table:table>
      <text:p text:style-name="P13"><text:span text:style-name="T13">Т</text:span><text:span text:style-name="T7">аблица 1.</text:span></text:p>
      <text:p text:style-name="P14"><text:span text:style-name="T7">До недавнего времени Keras развивался как отдельная самостоятельная библиотека, являющейся надстройкой над низкоуровневыми библиотеками машинного обучения, такими как </text:span><text:soft-page-break/><text:span text:style-name="T7">Theano и Tensor</text:span><text:span text:style-name="T17">F</text:span><text:span text:style-name="T7">low. </text:span><text:span text:style-name="T16">Теперь же Keras официально включен в TensoFlow и является рекомендуемым вычислительным бекэндом. </text:span><text:span text:style-name="T17">Если вы используете Keras в составе TensorFlow вам необходимо установить последний с помощью менеджера пакетов Python с повышением </text:span><text:span text:style-name="T18">привилегий</text:span><text:span text:style-name="T17">: </text:span><text:span text:style-name="T22">sudo pip3 install tensorflow</text:span><text:span text:style-name="T17">.</text:span></text:p>
      <text:p text:style-name="P15">Первым делом импортируем необходимые нам для работы модули:</text:p>
      <text:p text:style-name="P15"><text:span text:style-name="T60">from tensorflow.python.keras.datasets import fashion_mnist</text:span><text:span text:style-name="T34"> — </text:span><text:span text:style-name="T36">модуль</text:span><text:span text:style-name="T35"> для загрузки набора данных fashion MNIST</text:span></text:p>
      <text:p text:style-name="P15"><text:span text:style-name="T60">from tensorflow.python.keras.models import Sequential</text:span><text:span text:style-name="T34"> — </text:span><text:span text:style-name="T35">модуль для работы </text:span><text:span text:style-name="T40">с </text:span><text:span text:style-name="T37">моделью нейронной сети Sequential, в которой слои идут </text:span><text:span text:style-name="T40">друг</text:span><text:span text:style-name="T37"> за другом</text:span></text:p>
      <text:p text:style-name="P15"><text:span text:style-name="T60">from tensorflow.python.keras.layers import Dense</text:span><text:span text:style-name="T34"> — </text:span><text:span text:style-name="T38">модуль для работы с полносвя</text:span><text:span text:style-name="T40">з</text:span><text:span text:style-name="T38">ными слоями — слоями типа Dense</text:span></text:p>
      <text:p text:style-name="P15"><text:span text:style-name="T60">from tensorflow.python.keras import utils</text:span><text:span text:style-name="T34"> — </text:span><text:span text:style-name="T39">вспомогательный модуль для работы с данными</text:span></text:p>
      <text:p text:style-name="P15"><text:span text:style-name="T60">from tensorflow.python.keras.callbacks import TensorBoard</text:span><text:span text:style-name="T34"> — </text:span><text:span text:style-name="T40">модуль визуализации качества обучения нейронной сети</text:span></text:p>
      <text:p text:style-name="P15"><text:span text:style-name="T60">import numpy</text:span><text:span text:style-name="T34"> — </text:span><text:span text:style-name="T40">библиотека для работы с многомерными массивами.</text:span></text:p>
      <text:p text:style-name="P44"/>
      <text:p text:style-name="P16"><text:span text:style-name="T40">З</text:span><text:span text:style-name="T34">агрузим набор fashion MNIST для обучения в нашу программу:</text:span></text:p>
      <text:p text:style-name="P35">(x_train, y_train), (x_test, y_test) = fashion_mnist.load_data()</text:p>
      <text:p text:style-name="P35"/>
      <text:p text:style-name="P18">Метод <text:span text:style-name="T57">load_data()</text:span> производит загрузку набора данных. Если набор отсутствует локально, то он будет загружен и сохранен на вашей машине <text:span text:style-name="T52">автоматически.</text:span> <text:span text:style-name="T52">Вызов метода вернет 4 массива numpy. Первый </text:span><text:span text:style-name="T57">x_train</text:span><text:span text:style-name="T52"> — трехмерный, содержит 60000 изображений для обучения, размером 28 на 28 пикселей в оттенках серого:</text:span></text:p>
      <text:p text:style-name="P33">print(x_train.shape)</text:p>
      <text:p text:style-name="P33">&gt;&gt; (60000, 28, 28)</text:p>
      <text:p text:style-name="P45"/>
      <text:p text:style-name="P45">Интенсивность пиксела задается в пределах от 0 до 255.</text:p>
      <text:p text:style-name="P17"><text:span text:style-name="T34">Второй массив — плоский, размерностью 60000 элементов содержит правильны</text:span><text:span text:style-name="T41">е</text:span><text:span text:style-name="T34"> </text:span><text:span text:style-name="T42">ответы</text:span><text:span text:style-name="T34"> — номер правильного класса, </text:span><text:span text:style-name="T41">которому принадлежит изображение. </text:span><text:span text:style-name="T43">Для большего понимания отобразим часть этого массива — первые </text:span><text:span text:style-name="T44">4</text:span><text:span text:style-name="T43"> элемент</text:span><text:span text:style-name="T44">а</text:span><text:span text:style-name="T43">:</text:span></text:p>
      <text:p text:style-name="P34">print(y_train[0:<text:span text:style-name="T55">3</text:span>])</text:p>
      <text:p text:style-name="P34">&gt;&gt; [9 0 0 3]</text:p>
      <text:p text:style-name="P21"/>
      <text:p text:style-name="P23">Первое изображение массива <text:span text:style-name="T57">x_train</text:span> <text:span text:style-name="T53">принадлежит</text:span> классу №9, то есть на нем изображен <text:span text:style-name="T54">ботинок</text:span>. Второе и третье принадлежит классу №0 <text:span text:style-name="T53">и на них изображены футболки. Четвертое изображение принадлежит классу №3, на котором изображено платье. Таким образом i-ое изображение из массива </text:span><text:span text:style-name="T57">x_train</text:span><text:span text:style-name="T53"> принадлежит к классу </text:span><text:span text:style-name="T57">y_train[i]</text:span><text:span text:style-name="T53">. Продемонстрируем это, выведя на экран эти первые 4 изображения. Методом </text:span><text:span text:style-name="T57">fromarray()</text:span><text:span text:style-name="T53"> библиотеки PIL создадим изображение из двумерного массива, путем склейки четырех двумерных массивов в один:</text:span></text:p>
      <text:p text:style-name="P36">img = Image.fromarray(numpy.concatenate((x_train[0],x_train[1],</text:p>
      <text:p text:style-name="P36">x_train[2], x_train[3]),axis=1), "L")</text:p>
      <text:p text:style-name="P36">img.show()</text:p>
      <text:p text:style-name="P23"/>
      <text:p text:style-name="P25"><text:soft-page-break/></text:p>
      <text:p text:style-name="P23"/>
      <text:p text:style-name="P22"><draw:frame draw:style-name="fr1" draw:name="Изображение1" text:anchor-type="as-char" svg:width="2.102in" svg:height="0.5256in" draw:z-index="0"><draw:image xlink:href="Pictures/10000000000000700000001C7A231E388C50DC48.png" xlink:type="simple" xlink:show="embed" xlink:actuate="onLoad" loext:mime-type="image/png"/></draw:frame></text:p>
      <text:p text:style-name="P24">Рисунок . <text:span text:style-name="T62">Четыре</text:span> первых изображения набора fashion MNIST</text:p>
      <text:p text:style-name="P27">Массивы <text:span text:style-name="T57">x_test</text:span> и <text:span text:style-name="T57">y_test</text:span> по своей структуре аналогичны массивам <text:span text:style-name="T57">x_train</text:span> и <text:span text:style-name="T57">y_train</text:span><text:span text:style-name="T61">. </text:span>Эти данные предназначены для провер<text:span text:style-name="T63">ки качества работы сети</text:span>, <text:span text:style-name="T63">и</text:span> содержат 10000 изображений.</text:p>
      <text:p text:style-name="P27"/>
      <text:p text:style-name="P28">Теперь определим архитектуру нашей нейронной сети. Это будет сеть (модель) типа <text:span text:style-name="T52">Sequential (последовательная), </text:span>где все нейроны предыдущего слоя соединяются со всеми нейронами следующего слоя. <text:span text:style-name="T64">Сеть будет состоять из двух полносвязных слоев:</text:span> </text:p>
      <text:list xml:id="list4201130312" text:style-name="L1">
        <text:list-item>
          <text:p text:style-name="P51">Первый полносвязны<text:span text:style-name="T65">й </text:span>слой, размером 784 нейронов, по количеству пикселов в изображении</text:p>
        </text:list-item>
        <text:list-item>
          <text:p text:style-name="P52">Второй <text:s/>полносвязны<text:span text:style-name="T65">й слой, размером 10 нейронов, по количеству классов изображений</text:span></text:p>
        </text:list-item>
      </text:list>
      <text:p text:style-name="P30">На вход нейронной сети подается изображение, а на выходе мы получим вероятность принадлежности к каждому из 10 классов. <text:span text:style-name="T68">Например, подав на вход сети </text:span><text:span text:style-name="T57">x_train[0]</text:span> <text:span text:style-name="T68">(изображение ботинка), на выходе мы получим следующие значения:</text:span></text:p>
      <text:p text:style-name="P38">[[8.4109280e-09</text:p>
      <text:p text:style-name="P38">3.8605014e-10</text:p>
      <text:p text:style-name="P38">6.5251576e-10</text:p>
      <text:p text:style-name="P38">3.9104359e-10</text:p>
      <text:p text:style-name="P38">2.5294666e-10</text:p>
      <text:p text:style-name="P38">1.9002918e-04</text:p>
      <text:p text:style-name="P38">8.7955364e-08</text:p>
      <text:p text:style-name="P38">9.0179790e-04</text:p>
      <text:p text:style-name="P38">3.5037517e-06</text:p>
      <text:p text:style-name="P38">9.9890459e-01]]</text:p>
      <text:p text:style-name="P29"/>
      <text:p text:style-name="P32">Эт<text:span text:style-name="T70">и</text:span> значени<text:span text:style-name="T70">я</text:span> — ест<text:span text:style-name="T70">ь</text:span> вероятност<text:span text:style-name="T71">и</text:span> принадлежности изображения к <text:span text:style-name="T70">нашим </text:span>класс<text:span text:style-name="T70">ам </text:span></text:p>
      <text:p text:style-name="P31">Видно, что наибольшее значение имеет самый последний элемент этого списка под индексом 9. <text:span text:style-name="T72">Соответственно</text:span> изображение бот<text:span text:style-name="T69">и</text:span>нка принадлежит девятому классу с вероятность 0.9989 или 99.89%, что соответствует истине.</text:p>
      <text:p text:style-name="P31"/>
      <text:p text:style-name="P26">После того как необходимые модули подключены, а данные для обучения загружены, нам необходимо эти данные правильно подготовить. <text:span text:style-name="T52">Нормализуем их, поделив интенсивность каждого пиксела всех изображений на 255. Теперь данные представлены диапазоне от 0 до 1. Такой вариант представления более удобен для алгоритмов оптимизации, которые используются для обучения.</text:span></text:p>
      <text:p text:style-name="P37">x_train = x_train / 255</text:p>
      <text:p text:style-name="P37">x_test = x_test / 255</text:p>
      <text:p text:style-name="P37"/>
      <text:p text:style-name="P19"><text:soft-page-break/>Сеть (модель) типа Sequential (последовательная) не может работать с двумерными данными, поэтому нам необходимо преобразовать наше двумерное изображение в плоский массив с помощью метода <text:span text:style-name="T56">reshape()</text:span>:</text:p>
      <text:p text:style-name="P37">x_train = x_train.reshape(60000, 784)</text:p>
      <text:p text:style-name="P37">x_test = x_test.reshape(10000, 784)</text:p>
      <text:p text:style-name="P19"/>
      <text:p text:style-name="P20">Теперь подготовим правильные ответы. <text:span text:style-name="T66">Так как наша сеть выдает не номер класса, <text:s/>а вероятности принадлежности изображения к каждому из классов, то нам необходимо преобразовать ответы из номеров классов в формат </text:span><text:span text:style-name="T67">one-hot-encoding</text:span><text:span text:style-name="T66"> или категориальное представление:</text:span></text:p>
      <text:p text:style-name="P50">y_train = utils.to_categorical(y_train, 10)<text:span text:style-name="T48">, где 10 — число классов.</text:span></text:p>
      <text:p text:style-name="P20"/>
      <text:p text:style-name="P49">Таким образом ответы с номерами классов, <text:span text:style-name="T73">например первые четыре - </text:span><text:span text:style-name="T57">[9 0 0 3] </text:span>изменятся на:</text:p>
      <text:p text:style-name="P49"><text:span text:style-name="T56">9 -</text:span><text:span text:style-name="T59">&gt;</text:span><text:span text:style-name="T56"> [0. 0. 0. 0. 0. 0. 0. 0. 0. 1.]</text:span></text:p>
      <text:p text:style-name="P49"><text:span text:style-name="T56">0 -</text:span><text:span text:style-name="T59">&gt;</text:span><text:span text:style-name="T56"> [1. 0. 0. 0. 0. 0. 0. 0. 0. 0.]</text:span></text:p>
      <text:p text:style-name="P49"><text:span text:style-name="T56">0 -</text:span><text:span text:style-name="T59">&gt;</text:span><text:span text:style-name="T56"> [1. 0. 0. 0. 0. 0. 0. 0. 0. 0.]</text:span></text:p>
      <text:p text:style-name="P49"><text:span text:style-name="T56">3 -</text:span><text:span text:style-name="T59">&gt;</text:span><text:span text:style-name="T56"> [0. 0. 0. 1. 0. 0. 0. 0. 0. 0.]</text:span></text:p>
      <text:p text:style-name="P20"/>
      <text:p text:style-name="P19"/>
      <text:p text:style-name="P19"/>
      <text:p text:style-name="P48"/>
      <text:list xml:id="list3344984549" text:style-name="L2">
        <text:list-header>
          <text:p text:style-name="P53">3. Подготовка рабочей среды</text:p>
        </text:list-header>
      </text:list>
      <text:p text:style-name="P55"><text:tab/>Перед тем как приступить к выполнению задания, подготовьте ваше окружение Python для работы:</text:p>
      <text:p text:style-name="P41"><text:span text:style-name="T21"><text:tab/>Установите библиотеку ten</text:span><text:span text:style-name="T31">sorflow или tensorflow-gpu</text:span> для <text:span text:style-name="T31">проектирования нейронных сетей</text:span></text:p>
      <text:p text:style-name="P40"><text:span text:style-name="T1"><text:tab/>Установите пакет PIL (Python Imaging Library) </text:span><text:span text:style-name="T4">для работы с растровыми изображениями</text:span></text:p>
      <text:p text:style-name="P5"/>
      <text:list xml:id="list132521938039653" text:continue-numbering="true" text:style-name="L2">
        <text:list-item>
          <text:list>
            <text:list-header>
              <text:p text:style-name="P54"><text:span text:style-name="T3">6</text:span><text:span text:style-name="T2">. </text:span><text:span text:style-name="T1">Задача</text:span></text:p>
            </text:list-header>
          </text:list>
        </text:list-item>
      </text:list>
      <text:p text:style-name="P7"><text:span text:style-name="T6">7. </text:span><text:span text:style-name="T5">Контрольные вопрос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38:03.002434853</meta:creation-date>
    <dc:date>2019-05-23T13:25:20.891087050</dc:date>
    <meta:editing-duration>P1DT16H5M22S</meta:editing-duration>
    <meta:editing-cycles>667</meta:editing-cycles>
    <meta:generator>LibreOffice/6.1.6.3$Linux_X86_64 LibreOffice_project/10$Build-3</meta:generator>
    <meta:document-statistic meta:table-count="1" meta:image-count="1" meta:object-count="0" meta:page-count="4" meta:paragraph-count="92" meta:word-count="933" meta:character-count="6987" meta:non-whitespace-character-count="6124"/>
  </office:meta>
</office:document-meta>
</file>